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6600ff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9" style:family="text">
      <style:text-properties fo:font-size="10pt" style:font-name-asian="Courier New" style:font-name-complex="Courier New" style:font-size-asian="10pt" style:font-size-complex="10pt"/>
    </style:style>
    <style:style style:name="T10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1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deck)</text:p>
          </table:table-cell>
        </table:table-row>
        <table:table-row table:style-name="ro1">
          <table:table-cell/>
          <table:table-cell office:value-type="string" calcext:value-type="string">
            <text:p>TARGET card = <text:span text:style-name="T1">makeTargetFromCARD</text:span>(CARD board_car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 = <text:span text:style-name="T1">takeTargetCardFromDeck</text:span>(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LIST out_list = <text:span text:style-name="T1">takeTargetCardFromListToDeck</text:span>(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moveCards</text:span>(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LIST from = <text:span text:style-name="T1">moveCardsFromListToDeck</text:span>(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1">hasSharedFlags</text:span>(ZTCG_TYPE (<text:span text:style-name="T6">flag</text:span>), ZTCG_TYPE (<text:span text:style-name="T6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6">flag</text:span>))</text:p>
          </table:table-cell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6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7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7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6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LIS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8">insertTimedAura</text:span><text:span text:style-name="T9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0">int count = </text:span><text:span text:style-name="T11">countTimedAura</text:span><text:span text:style-name="T9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Buff</text:span>(CARD card,CARD source,int incAtk,int incHp,int incDef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ndPlayerAway</text:span>(PLAYER, CARD src, ZTCG_PLAYERTYPE, 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2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2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2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2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7">levelUp</text:span><text:span text:style-name="T4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7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RandomHan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destroyEquipment</text:span><text:span text:style-name="T5">(player)</text:span>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LevelDrop</text:span>(CARD card,int newL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18:23:56.3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4DT12H10M44S</meta:editing-duration>
    <meta:editing-cycles>23</meta:editing-cycles>
    <meta:generator>LibreOffice/7.2.1.2$Windows_X86_64 LibreOffice_project/87b77fad49947c1441b67c559c339af8f3517e22</meta:generator>
    <dc:date>2021-12-18T19:39:30.361000000</dc:date>
    <meta:document-statistic meta:table-count="3" meta:cell-count="201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